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Jasmin Griem</text:span></text:p>
      <text:p text:style-name="P3"><text:tab/><text:tab/></text:p>
      <text:p text:style-name="P2"><text:span text:style-name="Highlighted_20_with_20_gray_20_Char"><text:span text:style-name="T4">Molestiae rerum vitae et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14c9a547-251b-4aff-a39a-59d089fef286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d27bca1c-2caf-4ce4-82ea-a746f7676f86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72e31cf7-1a4f-4ea0-8a4d-3aaf7da83a27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deshawn@walsh.co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